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gradient" draw:fill-gradient-name="DegJau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="gradient" draw:fill-gradient-name="DegRoug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gradient" draw:fill-gradient-name="DegOrang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65cm"/>
    </style:style>
    <style:style style:name="gr5" style:family="graphic" style:parent-style-name="standard">
      <style:graphic-properties svg:stroke-width="0.1cm" svg:stroke-color="#000000" draw:marker-start-width="0.35cm" draw:marker-end-width="0.35cm" draw:fill="gradient" draw:fill-gradient-name="DegViolet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marker-start-width="0.35cm" draw:marker-end-width="0.35cm" draw:fill="solid" draw:fill-color="#ff0000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svg:stroke-width="0.1cm" draw:marker-start-width="0.35cm" draw:marker-end="Circle" draw:marker-end-width="0.2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aecf00" draw:marker-start-width="0.35cm" draw:marker-end-width="0.35cm" draw:fill="gradient" draw:fill-gradient-name="DegBleu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aecf00" draw:marker-start-width="0.35cm" draw:marker-end="Arrow_20_concave" draw:marker-end-width="0.3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7cm" svg:height="16.762cm" svg:x="2.1cm" svg:y="0.2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.7cm" svg:height="7.162cm" svg:x="2.468cm" svg:y="0.8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cm" svg:height="6.062cm" svg:x="2.668cm" svg:y="1.026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9cm" svg:height="0.962cm" svg:x="2.568cm" svg:y="7.026cm">
          <draw:text-box>
            <text:p><text:span text:style-name="T1">Die</text:span></text:p>
          </draw:text-box>
        </draw:frame>
        <draw:g>
          <draw:custom-shape draw:style-name="gr5" draw:text-style-name="P1" draw:layer="layout" svg:width="2.5cm" svg:height="2.3cm" svg:x="2.968cm" svg:y="1.326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2.968cm" svg:y1="1.826cm" svg:x2="5.468cm" svg:y2="1.826cm">
            <text:p/>
          </draw:line>
          <draw:line draw:style-name="gr6" draw:text-style-name="P1" draw:layer="layout" svg:x1="3.018cm" svg:y1="2.476cm" svg:x2="5.518cm" svg:y2="2.476cm">
            <text:p/>
          </draw:line>
          <draw:line draw:style-name="gr6" draw:text-style-name="P1" draw:layer="layout" svg:x1="2.968cm" svg:y1="3.026cm" svg:x2="5.468cm" svg:y2="3.026cm">
            <text:p/>
          </draw:line>
        </draw:g>
        <draw:g>
          <draw:custom-shape draw:style-name="gr5" draw:text-style-name="P1" draw:layer="layout" svg:width="2.5cm" svg:height="2.3cm" svg:x="5.768cm" svg:y="1.326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5.768cm" svg:y1="1.826cm" svg:x2="8.268cm" svg:y2="1.826cm">
            <text:p/>
          </draw:line>
          <draw:line draw:style-name="gr6" draw:text-style-name="P1" draw:layer="layout" svg:x1="5.818cm" svg:y1="2.476cm" svg:x2="8.318cm" svg:y2="2.476cm">
            <text:p/>
          </draw:line>
          <draw:line draw:style-name="gr6" draw:text-style-name="P1" draw:layer="layout" svg:x1="5.768cm" svg:y1="3.026cm" svg:x2="8.268cm" svg:y2="3.026cm">
            <text:p/>
          </draw:line>
        </draw:g>
        <draw:g>
          <draw:custom-shape draw:style-name="gr5" draw:text-style-name="P1" draw:layer="layout" svg:width="2.5cm" svg:height="2.3cm" svg:x="5.768cm" svg:y="3.926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5.768cm" svg:y1="4.426cm" svg:x2="8.268cm" svg:y2="4.426cm">
            <text:p/>
          </draw:line>
          <draw:line draw:style-name="gr6" draw:text-style-name="P1" draw:layer="layout" svg:x1="5.818cm" svg:y1="5.076cm" svg:x2="8.318cm" svg:y2="5.076cm">
            <text:p/>
          </draw:line>
          <draw:line draw:style-name="gr6" draw:text-style-name="P1" draw:layer="layout" svg:x1="5.768cm" svg:y1="5.626cm" svg:x2="8.268cm" svg:y2="5.626cm">
            <text:p/>
          </draw:line>
        </draw:g>
        <draw:g>
          <draw:custom-shape draw:style-name="gr5" draw:text-style-name="P1" draw:layer="layout" svg:width="2.5cm" svg:height="2.3cm" svg:x="2.968cm" svg:y="3.926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2.968cm" svg:y1="4.426cm" svg:x2="5.468cm" svg:y2="4.426cm">
            <text:p/>
          </draw:line>
          <draw:line draw:style-name="gr6" draw:text-style-name="P1" draw:layer="layout" svg:x1="3.018cm" svg:y1="5.076cm" svg:x2="5.518cm" svg:y2="5.076cm">
            <text:p/>
          </draw:line>
          <draw:line draw:style-name="gr6" draw:text-style-name="P1" draw:layer="layout" svg:x1="2.968cm" svg:y1="5.626cm" svg:x2="5.468cm" svg:y2="5.626cm">
            <text:p/>
          </draw:line>
        </draw:g>
        <draw:frame draw:style-name="gr4" draw:text-style-name="P2" draw:layer="layout" svg:width="2.6cm" svg:height="0.962cm" svg:x="2.968cm" svg:y="6.164cm">
          <draw:text-box>
            <text:p><text:span text:style-name="T1">Plane</text:span></text:p>
          </draw:text-box>
        </draw:frame>
        <draw:custom-shape draw:style-name="gr3" draw:text-style-name="P1" draw:layer="layout" svg:width="6cm" svg:height="6.062cm" svg:x="8.968cm" svg:y="0.988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2.5cm" svg:height="2.3cm" svg:x="9.268cm" svg:y="1.288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9.268cm" svg:y1="1.788cm" svg:x2="11.768cm" svg:y2="1.788cm">
            <text:p/>
          </draw:line>
          <draw:line draw:style-name="gr6" draw:text-style-name="P1" draw:layer="layout" svg:x1="9.318cm" svg:y1="2.438cm" svg:x2="11.818cm" svg:y2="2.438cm">
            <text:p/>
          </draw:line>
          <draw:line draw:style-name="gr6" draw:text-style-name="P1" draw:layer="layout" svg:x1="9.268cm" svg:y1="2.988cm" svg:x2="11.768cm" svg:y2="2.988cm">
            <text:p/>
          </draw:line>
        </draw:g>
        <draw:g>
          <draw:custom-shape draw:style-name="gr5" draw:text-style-name="P1" draw:layer="layout" svg:width="2.5cm" svg:height="2.3cm" svg:x="12.068cm" svg:y="1.288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12.068cm" svg:y1="1.788cm" svg:x2="14.568cm" svg:y2="1.788cm">
            <text:p/>
          </draw:line>
          <draw:line draw:style-name="gr6" draw:text-style-name="P1" draw:layer="layout" svg:x1="12.118cm" svg:y1="2.438cm" svg:x2="14.618cm" svg:y2="2.438cm">
            <text:p/>
          </draw:line>
          <draw:line draw:style-name="gr6" draw:text-style-name="P1" draw:layer="layout" svg:x1="12.068cm" svg:y1="2.988cm" svg:x2="14.568cm" svg:y2="2.988cm">
            <text:p/>
          </draw:line>
        </draw:g>
        <draw:g>
          <draw:custom-shape draw:style-name="gr5" draw:text-style-name="P1" draw:layer="layout" svg:width="2.5cm" svg:height="2.3cm" svg:x="12.068cm" svg:y="3.888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12.068cm" svg:y1="4.388cm" svg:x2="14.568cm" svg:y2="4.388cm">
            <text:p/>
          </draw:line>
          <draw:line draw:style-name="gr6" draw:text-style-name="P1" draw:layer="layout" svg:x1="12.118cm" svg:y1="5.038cm" svg:x2="14.618cm" svg:y2="5.038cm">
            <text:p/>
          </draw:line>
          <draw:line draw:style-name="gr6" draw:text-style-name="P1" draw:layer="layout" svg:x1="12.068cm" svg:y1="5.588cm" svg:x2="14.568cm" svg:y2="5.588cm">
            <text:p/>
          </draw:line>
        </draw:g>
        <draw:g>
          <draw:custom-shape draw:style-name="gr5" draw:text-style-name="P1" draw:layer="layout" svg:width="2.5cm" svg:height="2.3cm" svg:x="9.268cm" svg:y="3.888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9.268cm" svg:y1="4.388cm" svg:x2="11.768cm" svg:y2="4.388cm">
            <text:p/>
          </draw:line>
          <draw:line draw:style-name="gr6" draw:text-style-name="P1" draw:layer="layout" svg:x1="9.318cm" svg:y1="5.038cm" svg:x2="11.818cm" svg:y2="5.038cm">
            <text:p/>
          </draw:line>
          <draw:line draw:style-name="gr6" draw:text-style-name="P1" draw:layer="layout" svg:x1="9.268cm" svg:y1="5.588cm" svg:x2="11.768cm" svg:y2="5.588cm">
            <text:p/>
          </draw:line>
        </draw:g>
        <draw:frame draw:style-name="gr4" draw:text-style-name="P2" draw:layer="layout" svg:width="2.6cm" svg:height="0.962cm" svg:x="9.268cm" svg:y="6.126cm">
          <draw:text-box>
            <text:p><text:span text:style-name="T1">Plane</text:span></text:p>
          </draw:text-box>
        </draw:frame>
        <draw:custom-shape draw:style-name="gr7" draw:text-style-name="P3" draw:layer="layout" svg:width="2.5cm" svg:height="0.6cm" svg:x="3cm" svg:y="1.3cm">
          <text:p text:style-name="P1"><text:span text:style-name="T2">dimpr1a</text:span>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2.229cm" svg:height="0.962cm" svg:x="-0.032cm" svg:y="1.488cm">
          <draw:text-box>
            <text:p><text:span text:style-name="T1">Block</text:span></text:p>
          </draw:text-box>
        </draw:frame>
        <draw:frame draw:style-name="gr8" draw:text-style-name="P2" draw:layer="layout" svg:width="2.018cm" svg:height="0.962cm" svg:x="-0.061cm" svg:y="2.288cm">
          <draw:text-box>
            <text:p><text:span text:style-name="T1">Page</text:span></text:p>
          </draw:text-box>
        </draw:frame>
        <draw:line draw:style-name="gr6" draw:text-style-name="P1" draw:layer="layout" svg:x1="2.068cm" svg:y1="2.088cm" svg:x2="2.968cm" svg:y2="2.088cm">
          <text:p/>
        </draw:line>
        <draw:line draw:style-name="gr9" draw:text-style-name="P1" draw:layer="layout" svg:x1="1.868cm" svg:y1="2.788cm" svg:x2="3.468cm" svg:y2="2.788cm">
          <text:p/>
        </draw:line>
        <draw:custom-shape draw:style-name="gr2" draw:text-style-name="P1" draw:layer="layout" svg:width="12.7cm" svg:height="7.162cm" svg:x="16.022cm" svg:y="0.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cm" svg:height="6.062cm" svg:x="16.222cm" svg:y="0.99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9cm" svg:height="0.962cm" svg:x="16.122cm" svg:y="6.99cm">
          <draw:text-box>
            <text:p><text:span text:style-name="T1">Die</text:span></text:p>
          </draw:text-box>
        </draw:frame>
        <draw:g>
          <draw:custom-shape draw:style-name="gr5" draw:text-style-name="P1" draw:layer="layout" svg:width="2.5cm" svg:height="2.3cm" svg:x="16.522cm" svg:y="1.29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16.522cm" svg:y1="1.79cm" svg:x2="19.022cm" svg:y2="1.79cm">
            <text:p/>
          </draw:line>
          <draw:line draw:style-name="gr6" draw:text-style-name="P1" draw:layer="layout" svg:x1="16.572cm" svg:y1="2.44cm" svg:x2="19.072cm" svg:y2="2.44cm">
            <text:p/>
          </draw:line>
          <draw:line draw:style-name="gr6" draw:text-style-name="P1" draw:layer="layout" svg:x1="16.522cm" svg:y1="2.99cm" svg:x2="19.022cm" svg:y2="2.99cm">
            <text:p/>
          </draw:line>
        </draw:g>
        <draw:g>
          <draw:custom-shape draw:style-name="gr5" draw:text-style-name="P1" draw:layer="layout" svg:width="2.5cm" svg:height="2.3cm" svg:x="19.322cm" svg:y="1.29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19.322cm" svg:y1="1.79cm" svg:x2="21.822cm" svg:y2="1.79cm">
            <text:p/>
          </draw:line>
          <draw:line draw:style-name="gr6" draw:text-style-name="P1" draw:layer="layout" svg:x1="19.372cm" svg:y1="2.44cm" svg:x2="21.872cm" svg:y2="2.44cm">
            <text:p/>
          </draw:line>
          <draw:line draw:style-name="gr6" draw:text-style-name="P1" draw:layer="layout" svg:x1="19.322cm" svg:y1="2.99cm" svg:x2="21.822cm" svg:y2="2.99cm">
            <text:p/>
          </draw:line>
        </draw:g>
        <draw:g>
          <draw:custom-shape draw:style-name="gr5" draw:text-style-name="P1" draw:layer="layout" svg:width="2.5cm" svg:height="2.3cm" svg:x="19.322cm" svg:y="3.89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19.322cm" svg:y1="4.39cm" svg:x2="21.822cm" svg:y2="4.39cm">
            <text:p/>
          </draw:line>
          <draw:line draw:style-name="gr6" draw:text-style-name="P1" draw:layer="layout" svg:x1="19.372cm" svg:y1="5.04cm" svg:x2="21.872cm" svg:y2="5.04cm">
            <text:p/>
          </draw:line>
          <draw:line draw:style-name="gr6" draw:text-style-name="P1" draw:layer="layout" svg:x1="19.322cm" svg:y1="5.59cm" svg:x2="21.822cm" svg:y2="5.59cm">
            <text:p/>
          </draw:line>
        </draw:g>
        <draw:g>
          <draw:custom-shape draw:style-name="gr5" draw:text-style-name="P1" draw:layer="layout" svg:width="2.5cm" svg:height="2.3cm" svg:x="16.522cm" svg:y="3.89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16.522cm" svg:y1="4.39cm" svg:x2="19.022cm" svg:y2="4.39cm">
            <text:p/>
          </draw:line>
          <draw:line draw:style-name="gr6" draw:text-style-name="P1" draw:layer="layout" svg:x1="16.572cm" svg:y1="5.04cm" svg:x2="19.072cm" svg:y2="5.04cm">
            <text:p/>
          </draw:line>
          <draw:line draw:style-name="gr6" draw:text-style-name="P1" draw:layer="layout" svg:x1="16.522cm" svg:y1="5.59cm" svg:x2="19.022cm" svg:y2="5.59cm">
            <text:p/>
          </draw:line>
        </draw:g>
        <draw:frame draw:style-name="gr4" draw:text-style-name="P2" draw:layer="layout" svg:width="2.6cm" svg:height="0.962cm" svg:x="16.522cm" svg:y="6.128cm">
          <draw:text-box>
            <text:p><text:span text:style-name="T1">Plane</text:span></text:p>
          </draw:text-box>
        </draw:frame>
        <draw:custom-shape draw:style-name="gr3" draw:text-style-name="P1" draw:layer="layout" svg:width="6cm" svg:height="6.062cm" svg:x="22.522cm" svg:y="0.952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2.5cm" svg:height="2.3cm" svg:x="22.822cm" svg:y="1.252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22.822cm" svg:y1="1.752cm" svg:x2="25.322cm" svg:y2="1.752cm">
            <text:p/>
          </draw:line>
          <draw:line draw:style-name="gr6" draw:text-style-name="P1" draw:layer="layout" svg:x1="22.872cm" svg:y1="2.402cm" svg:x2="25.372cm" svg:y2="2.402cm">
            <text:p/>
          </draw:line>
          <draw:line draw:style-name="gr6" draw:text-style-name="P1" draw:layer="layout" svg:x1="22.822cm" svg:y1="2.952cm" svg:x2="25.322cm" svg:y2="2.952cm">
            <text:p/>
          </draw:line>
        </draw:g>
        <draw:g>
          <draw:custom-shape draw:style-name="gr5" draw:text-style-name="P1" draw:layer="layout" svg:width="2.5cm" svg:height="2.3cm" svg:x="25.622cm" svg:y="1.252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25.622cm" svg:y1="1.752cm" svg:x2="28.122cm" svg:y2="1.752cm">
            <text:p/>
          </draw:line>
          <draw:line draw:style-name="gr6" draw:text-style-name="P1" draw:layer="layout" svg:x1="25.672cm" svg:y1="2.402cm" svg:x2="28.172cm" svg:y2="2.402cm">
            <text:p/>
          </draw:line>
          <draw:line draw:style-name="gr6" draw:text-style-name="P1" draw:layer="layout" svg:x1="25.622cm" svg:y1="2.952cm" svg:x2="28.122cm" svg:y2="2.952cm">
            <text:p/>
          </draw:line>
        </draw:g>
        <draw:g>
          <draw:custom-shape draw:style-name="gr5" draw:text-style-name="P1" draw:layer="layout" svg:width="2.5cm" svg:height="2.3cm" svg:x="25.622cm" svg:y="3.852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25.622cm" svg:y1="4.352cm" svg:x2="28.122cm" svg:y2="4.352cm">
            <text:p/>
          </draw:line>
          <draw:line draw:style-name="gr6" draw:text-style-name="P1" draw:layer="layout" svg:x1="25.672cm" svg:y1="5.002cm" svg:x2="28.172cm" svg:y2="5.002cm">
            <text:p/>
          </draw:line>
          <draw:line draw:style-name="gr6" draw:text-style-name="P1" draw:layer="layout" svg:x1="25.622cm" svg:y1="5.552cm" svg:x2="28.122cm" svg:y2="5.552cm">
            <text:p/>
          </draw:line>
        </draw:g>
        <draw:g>
          <draw:custom-shape draw:style-name="gr5" draw:text-style-name="P1" draw:layer="layout" svg:width="2.5cm" svg:height="2.3cm" svg:x="22.822cm" svg:y="3.852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22.822cm" svg:y1="4.352cm" svg:x2="25.322cm" svg:y2="4.352cm">
            <text:p/>
          </draw:line>
          <draw:line draw:style-name="gr6" draw:text-style-name="P1" draw:layer="layout" svg:x1="22.872cm" svg:y1="5.002cm" svg:x2="25.372cm" svg:y2="5.002cm">
            <text:p/>
          </draw:line>
          <draw:line draw:style-name="gr6" draw:text-style-name="P1" draw:layer="layout" svg:x1="22.822cm" svg:y1="5.552cm" svg:x2="25.322cm" svg:y2="5.552cm">
            <text:p/>
          </draw:line>
        </draw:g>
        <draw:frame draw:style-name="gr4" draw:text-style-name="P2" draw:layer="layout" svg:width="2.6cm" svg:height="0.962cm" svg:x="22.822cm" svg:y="6.09cm">
          <draw:text-box>
            <text:p><text:span text:style-name="T1">Plane</text:span></text:p>
          </draw:text-box>
        </draw:frame>
        <draw:custom-shape draw:style-name="gr2" draw:text-style-name="P1" draw:layer="layout" svg:width="12.7cm" svg:height="7.162cm" svg:x="2.389cm" svg:y="8.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cm" svg:height="6.062cm" svg:x="2.589cm" svg:y="9.13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9cm" svg:height="0.962cm" svg:x="2.489cm" svg:y="15.13cm">
          <draw:text-box>
            <text:p><text:span text:style-name="T1">Die</text:span></text:p>
          </draw:text-box>
        </draw:frame>
        <draw:g>
          <draw:custom-shape draw:style-name="gr5" draw:text-style-name="P1" draw:layer="layout" svg:width="2.5cm" svg:height="2.3cm" svg:x="2.889cm" svg:y="9.43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2.889cm" svg:y1="9.93cm" svg:x2="5.389cm" svg:y2="9.93cm">
            <text:p/>
          </draw:line>
          <draw:line draw:style-name="gr6" draw:text-style-name="P1" draw:layer="layout" svg:x1="2.939cm" svg:y1="10.58cm" svg:x2="5.439cm" svg:y2="10.58cm">
            <text:p/>
          </draw:line>
          <draw:line draw:style-name="gr6" draw:text-style-name="P1" draw:layer="layout" svg:x1="2.889cm" svg:y1="11.13cm" svg:x2="5.389cm" svg:y2="11.13cm">
            <text:p/>
          </draw:line>
        </draw:g>
        <draw:g>
          <draw:custom-shape draw:style-name="gr5" draw:text-style-name="P1" draw:layer="layout" svg:width="2.5cm" svg:height="2.3cm" svg:x="5.689cm" svg:y="9.43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5.689cm" svg:y1="9.93cm" svg:x2="8.189cm" svg:y2="9.93cm">
            <text:p/>
          </draw:line>
          <draw:line draw:style-name="gr6" draw:text-style-name="P1" draw:layer="layout" svg:x1="5.739cm" svg:y1="10.58cm" svg:x2="8.239cm" svg:y2="10.58cm">
            <text:p/>
          </draw:line>
          <draw:line draw:style-name="gr6" draw:text-style-name="P1" draw:layer="layout" svg:x1="5.689cm" svg:y1="11.13cm" svg:x2="8.189cm" svg:y2="11.13cm">
            <text:p/>
          </draw:line>
        </draw:g>
        <draw:g>
          <draw:custom-shape draw:style-name="gr5" draw:text-style-name="P1" draw:layer="layout" svg:width="2.5cm" svg:height="2.3cm" svg:x="5.689cm" svg:y="12.03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5.689cm" svg:y1="12.53cm" svg:x2="8.189cm" svg:y2="12.53cm">
            <text:p/>
          </draw:line>
          <draw:line draw:style-name="gr6" draw:text-style-name="P1" draw:layer="layout" svg:x1="5.739cm" svg:y1="13.18cm" svg:x2="8.239cm" svg:y2="13.18cm">
            <text:p/>
          </draw:line>
          <draw:line draw:style-name="gr6" draw:text-style-name="P1" draw:layer="layout" svg:x1="5.689cm" svg:y1="13.73cm" svg:x2="8.189cm" svg:y2="13.73cm">
            <text:p/>
          </draw:line>
        </draw:g>
        <draw:g>
          <draw:custom-shape draw:style-name="gr5" draw:text-style-name="P1" draw:layer="layout" svg:width="2.5cm" svg:height="2.3cm" svg:x="2.889cm" svg:y="12.03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2.889cm" svg:y1="12.53cm" svg:x2="5.389cm" svg:y2="12.53cm">
            <text:p/>
          </draw:line>
          <draw:line draw:style-name="gr6" draw:text-style-name="P1" draw:layer="layout" svg:x1="2.939cm" svg:y1="13.18cm" svg:x2="5.439cm" svg:y2="13.18cm">
            <text:p/>
          </draw:line>
          <draw:line draw:style-name="gr6" draw:text-style-name="P1" draw:layer="layout" svg:x1="2.889cm" svg:y1="13.73cm" svg:x2="5.389cm" svg:y2="13.73cm">
            <text:p/>
          </draw:line>
        </draw:g>
        <draw:frame draw:style-name="gr4" draw:text-style-name="P2" draw:layer="layout" svg:width="2.6cm" svg:height="0.962cm" svg:x="2.889cm" svg:y="14.268cm">
          <draw:text-box>
            <text:p><text:span text:style-name="T1">Plane</text:span></text:p>
          </draw:text-box>
        </draw:frame>
        <draw:custom-shape draw:style-name="gr3" draw:text-style-name="P1" draw:layer="layout" svg:width="6cm" svg:height="6.062cm" svg:x="8.889cm" svg:y="9.092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2.5cm" svg:height="2.3cm" svg:x="9.189cm" svg:y="9.392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9.189cm" svg:y1="9.892cm" svg:x2="11.689cm" svg:y2="9.892cm">
            <text:p/>
          </draw:line>
          <draw:line draw:style-name="gr6" draw:text-style-name="P1" draw:layer="layout" svg:x1="9.239cm" svg:y1="10.542cm" svg:x2="11.739cm" svg:y2="10.542cm">
            <text:p/>
          </draw:line>
          <draw:line draw:style-name="gr6" draw:text-style-name="P1" draw:layer="layout" svg:x1="9.189cm" svg:y1="11.092cm" svg:x2="11.689cm" svg:y2="11.092cm">
            <text:p/>
          </draw:line>
        </draw:g>
        <draw:g>
          <draw:custom-shape draw:style-name="gr5" draw:text-style-name="P1" draw:layer="layout" svg:width="2.5cm" svg:height="2.3cm" svg:x="11.989cm" svg:y="9.392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11.989cm" svg:y1="9.892cm" svg:x2="14.489cm" svg:y2="9.892cm">
            <text:p/>
          </draw:line>
          <draw:line draw:style-name="gr6" draw:text-style-name="P1" draw:layer="layout" svg:x1="12.039cm" svg:y1="10.542cm" svg:x2="14.539cm" svg:y2="10.542cm">
            <text:p/>
          </draw:line>
          <draw:line draw:style-name="gr6" draw:text-style-name="P1" draw:layer="layout" svg:x1="11.989cm" svg:y1="11.092cm" svg:x2="14.489cm" svg:y2="11.092cm">
            <text:p/>
          </draw:line>
        </draw:g>
        <draw:g>
          <draw:custom-shape draw:style-name="gr5" draw:text-style-name="P1" draw:layer="layout" svg:width="2.5cm" svg:height="2.3cm" svg:x="11.989cm" svg:y="11.992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11.989cm" svg:y1="12.492cm" svg:x2="14.489cm" svg:y2="12.492cm">
            <text:p/>
          </draw:line>
          <draw:line draw:style-name="gr6" draw:text-style-name="P1" draw:layer="layout" svg:x1="12.039cm" svg:y1="13.142cm" svg:x2="14.539cm" svg:y2="13.142cm">
            <text:p/>
          </draw:line>
          <draw:line draw:style-name="gr6" draw:text-style-name="P1" draw:layer="layout" svg:x1="11.989cm" svg:y1="13.692cm" svg:x2="14.489cm" svg:y2="13.692cm">
            <text:p/>
          </draw:line>
        </draw:g>
        <draw:g>
          <draw:custom-shape draw:style-name="gr5" draw:text-style-name="P1" draw:layer="layout" svg:width="2.5cm" svg:height="2.3cm" svg:x="9.189cm" svg:y="11.992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9.189cm" svg:y1="12.492cm" svg:x2="11.689cm" svg:y2="12.492cm">
            <text:p/>
          </draw:line>
          <draw:line draw:style-name="gr6" draw:text-style-name="P1" draw:layer="layout" svg:x1="9.239cm" svg:y1="13.142cm" svg:x2="11.739cm" svg:y2="13.142cm">
            <text:p/>
          </draw:line>
          <draw:line draw:style-name="gr6" draw:text-style-name="P1" draw:layer="layout" svg:x1="9.189cm" svg:y1="13.692cm" svg:x2="11.689cm" svg:y2="13.692cm">
            <text:p/>
          </draw:line>
        </draw:g>
        <draw:frame draw:style-name="gr4" draw:text-style-name="P2" draw:layer="layout" svg:width="2.6cm" svg:height="0.962cm" svg:x="9.189cm" svg:y="14.23cm">
          <draw:text-box>
            <text:p><text:span text:style-name="T1">Plane</text:span></text:p>
          </draw:text-box>
        </draw:frame>
        <draw:custom-shape draw:style-name="gr7" draw:text-style-name="P3" draw:layer="layout" svg:width="2.5cm" svg:height="2.3cm" svg:x="12cm" svg:y="9.4cm">
          <text:p text:style-name="P1"><text:span text:style-name="T2"><text:line-break/></text:span><text:span text:style-name="T2"><text:line-break/></text:span><text:span text:style-name="T2">dimpe2b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.7cm" svg:height="7.162cm" svg:x="16cm" svg:y="8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cm" svg:height="6.062cm" svg:x="16.2cm" svg:y="9.1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9cm" svg:height="0.962cm" svg:x="16.1cm" svg:y="15.1cm">
          <draw:text-box>
            <text:p><text:span text:style-name="T1">Die</text:span></text:p>
          </draw:text-box>
        </draw:frame>
        <draw:g>
          <draw:custom-shape draw:style-name="gr5" draw:text-style-name="P1" draw:layer="layout" svg:width="2.5cm" svg:height="2.3cm" svg:x="16.5cm" svg:y="9.4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16.5cm" svg:y1="9.9cm" svg:x2="19cm" svg:y2="9.9cm">
            <text:p/>
          </draw:line>
          <draw:line draw:style-name="gr6" draw:text-style-name="P1" draw:layer="layout" svg:x1="16.55cm" svg:y1="10.55cm" svg:x2="19.05cm" svg:y2="10.55cm">
            <text:p/>
          </draw:line>
          <draw:line draw:style-name="gr6" draw:text-style-name="P1" draw:layer="layout" svg:x1="16.5cm" svg:y1="11.1cm" svg:x2="19cm" svg:y2="11.1cm">
            <text:p/>
          </draw:line>
        </draw:g>
        <draw:g>
          <draw:custom-shape draw:style-name="gr5" draw:text-style-name="P1" draw:layer="layout" svg:width="2.5cm" svg:height="2.3cm" svg:x="19.3cm" svg:y="9.4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19.3cm" svg:y1="9.9cm" svg:x2="21.8cm" svg:y2="9.9cm">
            <text:p/>
          </draw:line>
          <draw:line draw:style-name="gr6" draw:text-style-name="P1" draw:layer="layout" svg:x1="19.35cm" svg:y1="10.55cm" svg:x2="21.85cm" svg:y2="10.55cm">
            <text:p/>
          </draw:line>
          <draw:line draw:style-name="gr6" draw:text-style-name="P1" draw:layer="layout" svg:x1="19.3cm" svg:y1="11.1cm" svg:x2="21.8cm" svg:y2="11.1cm">
            <text:p/>
          </draw:line>
        </draw:g>
        <draw:g>
          <draw:custom-shape draw:style-name="gr5" draw:text-style-name="P1" draw:layer="layout" svg:width="2.5cm" svg:height="2.3cm" svg:x="19.3cm" svg:y="12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19.3cm" svg:y1="12.5cm" svg:x2="21.8cm" svg:y2="12.5cm">
            <text:p/>
          </draw:line>
          <draw:line draw:style-name="gr6" draw:text-style-name="P1" draw:layer="layout" svg:x1="19.35cm" svg:y1="13.15cm" svg:x2="21.85cm" svg:y2="13.15cm">
            <text:p/>
          </draw:line>
          <draw:line draw:style-name="gr6" draw:text-style-name="P1" draw:layer="layout" svg:x1="19.3cm" svg:y1="13.7cm" svg:x2="21.8cm" svg:y2="13.7cm">
            <text:p/>
          </draw:line>
        </draw:g>
        <draw:g>
          <draw:custom-shape draw:style-name="gr5" draw:text-style-name="P1" draw:layer="layout" svg:width="2.5cm" svg:height="2.3cm" svg:x="16.5cm" svg:y="12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16.5cm" svg:y1="12.5cm" svg:x2="19cm" svg:y2="12.5cm">
            <text:p/>
          </draw:line>
          <draw:line draw:style-name="gr6" draw:text-style-name="P1" draw:layer="layout" svg:x1="16.55cm" svg:y1="13.15cm" svg:x2="19.05cm" svg:y2="13.15cm">
            <text:p/>
          </draw:line>
          <draw:line draw:style-name="gr6" draw:text-style-name="P1" draw:layer="layout" svg:x1="16.5cm" svg:y1="13.7cm" svg:x2="19cm" svg:y2="13.7cm">
            <text:p/>
          </draw:line>
        </draw:g>
        <draw:frame draw:style-name="gr4" draw:text-style-name="P2" draw:layer="layout" svg:width="2.6cm" svg:height="0.962cm" svg:x="16.5cm" svg:y="14.238cm">
          <draw:text-box>
            <text:p><text:span text:style-name="T1">Plane</text:span></text:p>
          </draw:text-box>
        </draw:frame>
        <draw:custom-shape draw:style-name="gr3" draw:text-style-name="P1" draw:layer="layout" svg:width="6cm" svg:height="6.062cm" svg:x="22.5cm" svg:y="9.062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2.5cm" svg:height="2.3cm" svg:x="22.8cm" svg:y="9.362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22.8cm" svg:y1="9.862cm" svg:x2="25.3cm" svg:y2="9.862cm">
            <text:p/>
          </draw:line>
          <draw:line draw:style-name="gr6" draw:text-style-name="P1" draw:layer="layout" svg:x1="22.85cm" svg:y1="10.512cm" svg:x2="25.35cm" svg:y2="10.512cm">
            <text:p/>
          </draw:line>
          <draw:line draw:style-name="gr6" draw:text-style-name="P1" draw:layer="layout" svg:x1="22.8cm" svg:y1="11.062cm" svg:x2="25.3cm" svg:y2="11.062cm">
            <text:p/>
          </draw:line>
        </draw:g>
        <draw:g>
          <draw:custom-shape draw:style-name="gr5" draw:text-style-name="P1" draw:layer="layout" svg:width="2.5cm" svg:height="2.3cm" svg:x="25.6cm" svg:y="9.362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25.6cm" svg:y1="9.862cm" svg:x2="28.1cm" svg:y2="9.862cm">
            <text:p/>
          </draw:line>
          <draw:line draw:style-name="gr6" draw:text-style-name="P1" draw:layer="layout" svg:x1="25.65cm" svg:y1="10.512cm" svg:x2="28.15cm" svg:y2="10.512cm">
            <text:p/>
          </draw:line>
          <draw:line draw:style-name="gr6" draw:text-style-name="P1" draw:layer="layout" svg:x1="25.6cm" svg:y1="11.062cm" svg:x2="28.1cm" svg:y2="11.062cm">
            <text:p/>
          </draw:line>
        </draw:g>
        <draw:g>
          <draw:custom-shape draw:style-name="gr5" draw:text-style-name="P1" draw:layer="layout" svg:width="2.5cm" svg:height="2.3cm" svg:x="25.6cm" svg:y="11.962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25.6cm" svg:y1="12.462cm" svg:x2="28.1cm" svg:y2="12.462cm">
            <text:p/>
          </draw:line>
          <draw:line draw:style-name="gr6" draw:text-style-name="P1" draw:layer="layout" svg:x1="25.65cm" svg:y1="13.112cm" svg:x2="28.15cm" svg:y2="13.112cm">
            <text:p/>
          </draw:line>
          <draw:line draw:style-name="gr6" draw:text-style-name="P1" draw:layer="layout" svg:x1="25.6cm" svg:y1="13.662cm" svg:x2="28.1cm" svg:y2="13.662cm">
            <text:p/>
          </draw:line>
        </draw:g>
        <draw:g>
          <draw:custom-shape draw:style-name="gr5" draw:text-style-name="P1" draw:layer="layout" svg:width="2.5cm" svg:height="2.3cm" svg:x="22.8cm" svg:y="11.962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22.8cm" svg:y1="12.462cm" svg:x2="25.3cm" svg:y2="12.462cm">
            <text:p/>
          </draw:line>
          <draw:line draw:style-name="gr6" draw:text-style-name="P1" draw:layer="layout" svg:x1="22.85cm" svg:y1="13.112cm" svg:x2="25.35cm" svg:y2="13.112cm">
            <text:p/>
          </draw:line>
          <draw:line draw:style-name="gr6" draw:text-style-name="P1" draw:layer="layout" svg:x1="22.8cm" svg:y1="13.662cm" svg:x2="25.3cm" svg:y2="13.662cm">
            <text:p/>
          </draw:line>
        </draw:g>
        <draw:frame draw:style-name="gr4" draw:text-style-name="P2" draw:layer="layout" svg:width="2.6cm" svg:height="0.962cm" svg:x="22.8cm" svg:y="14.2cm">
          <draw:text-box>
            <text:p><text:span text:style-name="T1">Plane</text:span></text:p>
          </draw:text-box>
        </draw:frame>
        <draw:frame draw:style-name="gr4" draw:text-style-name="P2" draw:layer="layout" svg:width="2.455cm" svg:height="0.962cm" svg:x="2.445cm" svg:y="16cm">
          <draw:text-box>
            <text:p><text:span text:style-name="T1">Chip</text:span></text:p>
          </draw:text-box>
        </draw:frame>
        <draw:custom-shape draw:style-name="gr7" draw:text-style-name="P3" draw:layer="layout" svg:width="2.5cm" svg:height="0.6cm" svg:x="9.3cm" svg:y="1.3cm">
          <text:p text:style-name="P1"><text:span text:style-name="T2">dimpr1b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5.6cm" svg:height="1.3cm" svg:x="12.1cm" svg:y="2.4cm">
          <text:p text:style-name="P1"><text:span text:style-name="T3">Die interleaved</text:span><text:span text:style-name="T3"><text:line-break/></text:span><text:span text:style-name="T3">multi plane read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5cm" svg:height="0.6cm" svg:x="25.6cm" svg:y="1.2cm">
          <text:p text:style-name="P1"><text:span text:style-name="T2">dimpr2b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5cm" svg:height="0.6cm" svg:x="19.3cm" svg:y="1.3cm">
          <text:p text:style-name="P1"><text:span text:style-name="T2">dimpr2a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2cm" svg:y1="2.9cm" svg:x2="5.3cm" svg:y2="1.8cm">
          <text:p/>
        </draw:line>
        <draw:line draw:style-name="gr11" draw:text-style-name="P1" draw:layer="layout" svg:x1="11.999cm" svg:y1="2.806cm" svg:x2="10.5cm" svg:y2="1.7cm">
          <text:p/>
        </draw:line>
        <draw:line draw:style-name="gr11" draw:text-style-name="P1" draw:layer="layout" svg:x1="17.7cm" svg:y1="2.7cm" svg:x2="19.4cm" svg:y2="1.7cm">
          <text:p/>
        </draw:line>
        <draw:line draw:style-name="gr11" draw:text-style-name="P1" draw:layer="layout" svg:x1="17.65cm" svg:y1="2.699cm" svg:x2="25.8cm" svg:y2="1.7cm">
          <text:p/>
        </draw:line>
        <draw:custom-shape draw:style-name="gr10" draw:text-style-name="P4" draw:layer="layout" svg:width="5.6cm" svg:height="1.3cm" svg:x="19.7cm" svg:y="7.9cm">
          <text:p text:style-name="P1"><text:span text:style-name="T3">Die interleaved</text:span><text:span text:style-name="T3"><text:line-break/></text:span><text:span text:style-name="T3">multi plane write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5cm" svg:height="0.6cm" svg:x="5.7cm" svg:y="13.7cm">
          <text:p text:style-name="P1"><text:span text:style-name="T2">dimpw2a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5cm" svg:height="0.6cm" svg:x="12cm" svg:y="13.7cm">
          <text:p text:style-name="P1"><text:span text:style-name="T2">dimpw2b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5cm" svg:height="0.6cm" svg:x="19.3cm" svg:y="13.1cm">
          <text:p text:style-name="P1"><text:span text:style-name="T2">dimpw3a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5cm" svg:height="0.6cm" svg:x="25.6cm" svg:y="13.1cm">
          <text:p text:style-name="P1"><text:span text:style-name="T2">dimpw3b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5cm" svg:height="0.6cm" svg:x="16.5cm" svg:y="5.6cm">
          <text:p text:style-name="P1"><text:span text:style-name="T2">dimpw1a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5cm" svg:height="0.6cm" svg:x="22.825cm" svg:y="5.55cm">
          <text:p text:style-name="P1"><text:span text:style-name="T2">dimpw1b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9.7cm" svg:y1="8.7cm" svg:x2="7.9cm" svg:y2="13.9cm">
          <text:p/>
        </draw:line>
        <draw:line draw:style-name="gr11" draw:text-style-name="P1" draw:layer="layout" svg:x1="19.7cm" svg:y1="8.65cm" svg:x2="13.8cm" svg:y2="13.9cm">
          <text:p/>
        </draw:line>
        <draw:line draw:style-name="gr11" draw:text-style-name="P1" draw:layer="layout" svg:x1="20.6cm" svg:y1="9.2cm" svg:x2="20.7cm" svg:y2="13.3cm">
          <text:p/>
        </draw:line>
        <draw:line draw:style-name="gr11" draw:text-style-name="P1" draw:layer="layout" svg:x1="24.1cm" svg:y1="9.2cm" svg:x2="26.5cm" svg:y2="13.1cm">
          <text:p/>
        </draw:line>
        <draw:custom-shape draw:style-name="gr7" draw:text-style-name="P3" draw:layer="layout" svg:width="2.5cm" svg:height="2.3cm" svg:x="5.7cm" svg:y="9.4cm">
          <text:p text:style-name="P1"><text:span text:style-name="T2">dimpe2a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5cm" svg:height="2.3cm" svg:x="3cm" svg:y="3.9cm">
          <text:p text:style-name="P1"><text:span text:style-name="T2">dimpe1a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5.6cm" svg:height="1.3cm" svg:x="9.2cm" svg:y="7.4cm">
          <text:p text:style-name="P1"><text:span text:style-name="T3">Die interleaved</text:span><text:span text:style-name="T3"><text:line-break/></text:span><text:span text:style-name="T3">multi plane erase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9.4cm" svg:y1="8.6cm" svg:x2="8cm" svg:y2="9.6cm">
          <text:p/>
        </draw:line>
        <draw:line draw:style-name="gr11" draw:text-style-name="P1" draw:layer="layout" svg:x1="9.3cm" svg:y1="7.6cm" svg:x2="5cm" svg:y2="5.7cm">
          <text:p/>
        </draw:line>
        <draw:custom-shape draw:style-name="gr7" draw:text-style-name="P3" draw:layer="layout" svg:width="2.5cm" svg:height="2.3cm" svg:x="9.3cm" svg:y="3.9cm">
          <text:p text:style-name="P1"><text:span text:style-name="T2">dimpe1b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20.6cm" svg:y1="7.9cm" svg:x2="18.9cm" svg:y2="6cm">
          <text:p/>
        </draw:line>
        <draw:line draw:style-name="gr11" draw:text-style-name="P1" draw:layer="layout" svg:x1="25.1cm" svg:y1="7.9cm" svg:x2="25.1cm" svg:y2="5.8cm">
          <text:p/>
        </draw:line>
        <draw:line draw:style-name="gr11" draw:text-style-name="P1" draw:layer="layout" svg:x1="13cm" svg:y1="8.7cm" svg:x2="13cm" svg:y2="9.5cm">
          <text:p/>
        </draw:line>
        <draw:line draw:style-name="gr11" draw:text-style-name="P1" draw:layer="layout" svg:x1="11.6cm" svg:y1="7.4cm" svg:x2="11.5cm" svg:y2="5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DegBleu" draw:style="linear" draw:start-color="#83caff" draw:end-color="#ffffff" draw:start-intensity="100%" draw:end-intensity="100%" draw:angle="0" draw:border="0%"/>
    <draw:gradient draw:name="DegJaune" draw:style="linear" draw:start-color="#ffd320" draw:end-color="#ffffff" draw:start-intensity="100%" draw:end-intensity="100%" draw:angle="0" draw:border="0%"/>
    <draw:gradient draw:name="DegOrange" draw:style="linear" draw:start-color="#ff950e" draw:end-color="#ffffff" draw:start-intensity="100%" draw:end-intensity="100%" draw:angle="0" draw:border="0%"/>
    <draw:gradient draw:name="DegRouge" draw:style="linear" draw:start-color="#c5000b" draw:end-color="#ffffff" draw:start-intensity="100%" draw:end-intensity="100%" draw:angle="0" draw:border="0%"/>
    <draw:gradient draw:name="DegViolet" draw:style="linear" draw:start-color="#9999ff" draw:end-color="#ffffff" draw:start-intensity="100%" draw:end-intensity="100%" draw:angle="0" draw:border="0%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ierre Olivier</meta:initial-creator>
    <meta:creation-date>2013-06-19T14:08:44</meta:creation-date>
    <meta:generator>LibreOffice/3.5$Linux_X86_64 LibreOffice_project/350m1$Build-2</meta:generator>
    <dc:date>2013-06-20T15:46:46</dc:date>
    <dc:creator>Pierre Olivier</dc:creator>
    <meta:editing-duration>PT43M55S</meta:editing-duration>
    <meta:editing-cycles>20</meta:editing-cycles>
    <meta:document-statistic meta:object-count="221"/>
  </office:meta>
</office:document-meta>
</file>